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908cm" fo:min-width="8.96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1.025cm" fo:min-width="8.572cm"/>
    </style:style>
    <style:style style:name="gr3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81cm"/>
      <style:paragraph-properties style:writing-mode="lr-tb"/>
    </style:style>
    <style:style style:name="gr6" style:family="graphic" style:parent-style-name="standard">
      <style:graphic-properties draw:stroke="solid" svg:stroke-color="#729fcf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solid" svg:stroke-color="#ff6666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9" style:family="graphic" style:parent-style-name="standard">
      <style:graphic-properties draw:stroke="solid" svg:stroke-color="#66ff66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82cm"/>
      <style:paragraph-properties style:writing-mode="lr-tb"/>
    </style:style>
    <style:style style:name="gr11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6666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66ff66" draw:fill="none" draw:textarea-vertical-align="middle"/>
    </style:style>
    <style:style style:name="gr14" style:family="graphic" style:parent-style-name="objectwithoutfill">
      <style:graphic-properties svg:stroke-color="#66ff66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018cm" svg:height="5.714cm" svg:x="0.27cm" svg:y="0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018cm" svg:height="5.714cm" svg:x="0.118cm" svg:y="6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052cm" svg:height="12.255cm" svg:x="11.769cm" svg:y="0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4.318cm" svg:height="1.195cm" svg:x="3.216cm" svg:y="0.493cm">
          <draw:text-box>
            <text:p><text:span text:style-name="T1">OSM</text:span></text:p>
          </draw:text-box>
        </draw:frame>
        <draw:frame draw:style-name="gr3" draw:text-style-name="P2" draw:layer="layout" svg:width="5.526cm" svg:height="1.195cm" svg:x="2.824cm" svg:y="7.194cm">
          <draw:text-box>
            <text:p><text:span text:style-name="T1">BDTopo</text:span></text:p>
          </draw:text-box>
        </draw:frame>
        <draw:frame draw:style-name="gr3" draw:text-style-name="P2" draw:layer="layout" svg:width="6.223cm" svg:height="1.195cm" svg:x="13.339cm" svg:y="0.815cm">
          <draw:text-box>
            <text:p><text:span text:style-name="T1">GeoIndicators</text:span></text:p>
          </draw:text-box>
        </draw:frame>
        <draw:frame draw:style-name="gr4" draw:text-style-name="P3" xml:id="id9" draw:id="id9" draw:layer="layout" svg:width="8.001cm" svg:height="0.962cm" svg:x="1.308cm" svg:y="1.655cm">
          <draw:text-box>
            <text:p>InputDataLoading</text:p>
          </draw:text-box>
        </draw:frame>
        <draw:frame draw:style-name="gr5" draw:text-style-name="P3" xml:id="id1" draw:id="id1" draw:layer="layout" svg:width="8.001cm" svg:height="1.231cm" svg:x="1.308cm" svg:y="2.391cm">
          <draw:text-box>
            <text:p>InputDataFormatting</text:p>
          </draw:text-box>
        </draw:frame>
        <draw:frame draw:style-name="gr6" draw:text-style-name="P3" draw:layer="layout" svg:width="6.096cm" svg:height="0.962cm" svg:x="1.308cm" svg:y="4.335cm">
          <draw:text-box>
            <text:p>WorkflowOSM</text:p>
          </draw:text-box>
        </draw:frame>
        <draw:frame draw:style-name="gr7" draw:text-style-name="P3" draw:layer="layout" svg:width="6.542cm" svg:height="0.962cm" svg:x="1.409cm" svg:y="11.374cm">
          <draw:text-box>
            <text:p text:style-name="P4">BDTopoV3Workflow</text:p>
          </draw:text-box>
        </draw:frame>
        <draw:frame draw:style-name="gr8" draw:text-style-name="P3" xml:id="id4" draw:id="id4" draw:layer="layout" svg:width="8.232cm" svg:height="1.016cm" svg:x="12.808cm" svg:y="2.491cm">
          <draw:text-box>
            <text:p>SpatialUnits</text:p>
          </draw:text-box>
        </draw:frame>
        <draw:frame draw:style-name="gr8" draw:text-style-name="P3" draw:layer="layout" svg:width="8.232cm" svg:height="1.016cm" svg:x="12.808cm" svg:y="3.491cm">
          <draw:text-box>
            <text:p>BuildingIndicators</text:p>
          </draw:text-box>
        </draw:frame>
        <draw:frame draw:style-name="gr8" draw:text-style-name="P3" draw:layer="layout" svg:width="8.232cm" svg:height="1.016cm" svg:x="12.808cm" svg:y="4.491cm">
          <draw:text-box>
            <text:p>RoadIndicators</text:p>
          </draw:text-box>
        </draw:frame>
        <draw:frame draw:style-name="gr8" draw:text-style-name="P3" xml:id="id6" draw:id="id6" draw:layer="layout" svg:width="8.232cm" svg:height="1.016cm" svg:x="12.808cm" svg:y="5.491cm">
          <draw:text-box>
            <text:p>BlockIndicators</text:p>
          </draw:text-box>
        </draw:frame>
        <draw:frame draw:style-name="gr8" draw:text-style-name="P3" draw:layer="layout" svg:width="8.232cm" svg:height="1.016cm" svg:x="12.808cm" svg:y="6.491cm">
          <draw:text-box>
            <text:p>GenericIndicators</text:p>
          </draw:text-box>
        </draw:frame>
        <draw:frame draw:style-name="gr8" draw:text-style-name="P3" draw:layer="layout" svg:width="8.232cm" svg:height="1.016cm" svg:x="12.808cm" svg:y="7.491cm">
          <draw:text-box>
            <text:p>RSUIndicators</text:p>
          </draw:text-box>
        </draw:frame>
        <draw:frame draw:style-name="gr8" draw:text-style-name="P3" xml:id="id8" draw:id="id8" draw:layer="layout" svg:width="8.232cm" svg:height="1.016cm" svg:x="12.808cm" svg:y="8.491cm">
          <draw:text-box>
            <text:p>TypologyClassification</text:p>
          </draw:text-box>
        </draw:frame>
        <draw:frame draw:style-name="gr8" draw:text-style-name="P3" draw:layer="layout" svg:width="8.232cm" svg:height="1.016cm" svg:x="12.808cm" svg:y="9.491cm">
          <draw:text-box>
            <text:p>DataUtils</text:p>
          </draw:text-box>
        </draw:frame>
        <draw:frame draw:style-name="gr9" draw:text-style-name="P3" xml:id="id2" draw:id="id2" draw:layer="layout" svg:width="8.232cm" svg:height="0.962cm" svg:x="12.808cm" svg:y="11.091cm">
          <draw:text-box>
            <text:p>WorkflowGeoIndicators</text:p>
          </draw:text-box>
        </draw:frame>
        <draw:frame draw:style-name="gr4" draw:text-style-name="P3" xml:id="id10" draw:id="id10" draw:layer="layout" svg:width="8.001cm" svg:height="0.962cm" svg:x="1.409cm" svg:y="8.355cm">
          <draw:text-box>
            <text:p>InputDataLoading</text:p>
          </draw:text-box>
        </draw:frame>
        <draw:frame draw:style-name="gr10" draw:text-style-name="P3" xml:id="id3" draw:id="id3" draw:layer="layout" svg:width="8.001cm" svg:height="1.232cm" svg:x="1.409cm" svg:y="9.091cm">
          <draw:text-box>
            <text:p>InputDataFormatting</text:p>
          </draw:text-box>
        </draw:frame>
        <draw:connector draw:style-name="gr11" draw:text-style-name="P1" draw:layer="layout" draw:type="curve" svg:x1="9.309cm" svg:y1="3.006cm" svg:x2="12.808cm" svg:y2="11.572cm" draw:start-shape="id1" draw:start-glue-point="1" draw:end-shape="id2" svg:d="M9309 3006c2623 0 874 8566 3499 8566" svg:viewBox="0 0 3500 8567">
          <text:p/>
        </draw:connector>
        <draw:connector draw:style-name="gr12" draw:text-style-name="P1" draw:layer="layout" draw:type="curve" svg:x1="9.41cm" svg:y1="9.707cm" svg:x2="12.808cm" svg:y2="11.572cm" draw:start-shape="id3" draw:start-glue-point="1" draw:end-shape="id2" draw:end-glue-point="3" svg:d="M9410 9707c2548 0 850 1865 3398 1865" svg:viewBox="0 0 3399 1866">
          <text:p/>
        </draw:connector>
        <draw:line draw:style-name="gr13" draw:text-style-name="P1" xml:id="id5" draw:id="id5" draw:layer="layout" svg:x1="12.818cm" svg:y1="3.593cm" svg:x2="12.818cm" svg:y2="5.371cm">
          <text:p/>
        </draw:line>
        <draw:line draw:style-name="gr13" draw:text-style-name="P1" xml:id="id7" draw:id="id7" draw:layer="layout" svg:x1="12.818cm" svg:y1="6.493cm" svg:x2="12.818cm" svg:y2="8.271cm">
          <text:p/>
        </draw:line>
        <draw:connector draw:style-name="gr14" draw:text-style-name="P1" draw:layer="layout" draw:type="curve" svg:x1="12.808cm" svg:y1="2.999cm" svg:x2="12.818cm" svg:y2="4.482cm" draw:start-shape="id4" draw:start-glue-point="3" draw:end-shape="id5" draw:end-glue-point="1" svg:d="M12808 2999c-750 0-755 1483 10 1483" svg:viewBox="0 0 574 1484">
          <text:p/>
        </draw:connector>
        <draw:connector draw:style-name="gr14" draw:text-style-name="P1" draw:layer="layout" draw:type="curve" svg:x1="12.818cm" svg:y1="4.482cm" svg:x2="12.808cm" svg:y2="5.999cm" draw:start-shape="id5" draw:start-glue-point="1" draw:end-shape="id6" draw:end-glue-point="3" svg:d="M12818 4482c-765 0-760 1517-10 1517" svg:viewBox="0 0 574 1518">
          <text:p/>
        </draw:connector>
        <draw:connector draw:style-name="gr14" draw:text-style-name="P1" draw:layer="layout" draw:type="curve" svg:x1="12.808cm" svg:y1="5.999cm" svg:x2="12.818cm" svg:y2="7.382cm" draw:start-shape="id6" draw:start-glue-point="3" draw:end-shape="id7" draw:end-glue-point="1" svg:d="M12808 5999c-750 0-755 1383 10 1383" svg:viewBox="0 0 574 1384">
          <text:p/>
        </draw:connector>
        <draw:connector draw:style-name="gr14" draw:text-style-name="P1" draw:layer="layout" draw:type="curve" svg:x1="12.818cm" svg:y1="7.382cm" svg:x2="12.808cm" svg:y2="8.999cm" draw:start-shape="id7" draw:start-glue-point="1" draw:end-shape="id8" draw:end-glue-point="3" svg:d="M12818 7382c-765 0-760 1617-10 1617" svg:viewBox="0 0 574 1618">
          <text:p/>
        </draw:connector>
        <draw:connector draw:style-name="gr11" draw:text-style-name="P1" draw:layer="layout" draw:type="curve" svg:x1="9.309cm" svg:y1="2.136cm" svg:x2="9.309cm" svg:y2="3.006cm" draw:start-shape="id9" draw:start-glue-point="1" draw:end-shape="id1" draw:end-glue-point="1" svg:d="M9309 2136c750 0 750 870 0 870" svg:viewBox="0 0 564 871">
          <text:p/>
        </draw:connector>
        <draw:connector draw:style-name="gr12" draw:text-style-name="P1" draw:layer="layout" draw:type="curve" svg:x1="9.41cm" svg:y1="8.836cm" svg:x2="9.41cm" svg:y2="9.707cm" draw:start-shape="id10" draw:start-glue-point="1" draw:end-shape="id3" draw:end-glue-point="1" svg:d="M9410 8836c750 0 750 871 0 871" svg:viewBox="0 0 564 872">
          <text:p/>
        </draw:connector>
        <draw:frame draw:style-name="gr7" draw:text-style-name="P3" draw:layer="layout" svg:width="6.542cm" svg:height="0.962cm" svg:x="1.409cm" svg:y="10.274cm">
          <draw:text-box>
            <text:p>BDTopoV2Workflow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érémy </meta:initial-creator>
    <meta:creation-date>2021-06-09T11:18:51.360259663</meta:creation-date>
    <dc:date>2024-01-09T11:16:47.464842513</dc:date>
    <meta:editing-duration>PT6M32S</meta:editing-duration>
    <meta:editing-cycles>2</meta:editing-cycles>
    <meta:generator>LibreOffice/7.3.7.2$Linux_X86_64 LibreOffice_project/30$Build-2</meta:generator>
    <meta:document-statistic meta:object-count="32"/>
  </office:meta>
</office:document-meta>
</file>